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0.836cm" table:align="margins"/>
    </style:style>
    <style:style style:name="Таблица1.A" style:family="table-column">
      <style:table-column-properties style:rel-column-width="26593*"/>
    </style:style>
    <style:style style:name="Таблица1.B" style:family="table-column">
      <style:table-column-properties style:rel-column-width="38942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8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85cm" draw:z-index="0"><draw:image xlink:href="../../odt/images/001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усочно-линейна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<text:span text:style-name="T2">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1cm" svg:height="1.191cm" draw:z-index="0"><draw:image xlink:href="../../odt/images/001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формирует на выходе произвольный кусочно-линейный выходной сигнал, являющийся суперпозицией линейных воздействий.</text:p>
            <text:p text:style-name="Text_20_body"><text:span text:style-name="T1">Свойства</text:span>:</text:p>
            <text:list xml:id="list3838813906235140523" text:style-name="L1">
              <text:list-item>
                <text:p text:style-name="P7">Время – t – массив временных отметок, в секундах.</text:p>
              </text:list-item>
              <text:list-item>
                <text:p text:style-name="P7">Значение функции – y – массив значений выходного сигнала.</text:p>
              </text:list-item>
            </text:list>
            <text:p text:style-name="Text_20_body">Свойства являются матрицами, где в каждой строке задается вектор времён или значений для соответствующего элемента выходного вектора.</text:p>
            <text:p text:style-name="Text_20_body"><text:span text:style-name="T12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3">Числовое</text:span><text:span text:style-name="T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Время</text:p>
                </table:table-cell>
                <table:table-cell table:style-name="Таблица1.B3" office:value-type="string">
                  <text:p text:style-name="Text_20_body">[<text:span text:style-name="T5">0,50,80,100</text:span>]</text:p>
                </table:table-cell>
              </table:table-row>
              <table:table-row>
                <table:table-cell table:style-name="Таблица1.A3" office:value-type="string">
                  <text:p text:style-name="P6">Значение функции</text:p>
                </table:table-cell>
                <table:table-cell table:style-name="Таблица1.B3" office:value-type="string">
                  <text:p text:style-name="P5">[0,5,4,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">Именов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Время</text:p>
                </table:table-cell>
                <table:table-cell table:style-name="Таблица1.B3" office:value-type="string">
                  <text:p text:style-name="Text_20_body">[<text:span text:style-name="T5">t1,t2,t3,t4,t5,t6</text:span>]</text:p>
                </table:table-cell>
              </table:table-row>
              <table:table-row>
                <table:table-cell table:style-name="Таблица1.A3" office:value-type="string">
                  <text:p text:style-name="P6">Значение функции</text:p>
                </table:table-cell>
                <table:table-cell table:style-name="Таблица1.B3" office:value-type="string">
                  <text:p text:style-name="Text_20_body">[<text:span text:style-name="T5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">Смеш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Время</text:p>
                </table:table-cell>
                <table:table-cell table:style-name="Таблица1.B3" office:value-type="string">
                  <text:p text:style-name="Text_20_body">[<text:span text:style-name="T5">0,t2,100,200,250,1000</text:span>]</text:p>
                </table:table-cell>
              </table:table-row>
              <table:table-row>
                <table:table-cell table:style-name="Таблица1.A3" office:value-type="string">
                  <text:p text:style-name="P6">Значение функции</text:p>
                </table:table-cell>
                <table:table-cell table:style-name="Таблица1.B3" office:value-type="string">
                  <text:p text:style-name="Text_20_body">[<text:span text:style-name="T5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">Векторное</text:span><text:span text:style-name="T12"> задание </text:span><text:span text:style-name="T4">свойств </text:span><text:span text:style-name="T11">(</text:span><text:span text:style-name="T4">матрица из двух строк)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Время</text:p>
                </table:table-cell>
                <table:table-cell table:style-name="Таблица1.B3" office:value-type="string">
                  <text:p text:style-name="Text_20_body"><text:span text:style-name="T5">[[t1,t2,t3,t4,t5,t6]</text:span>,[<text:span text:style-name="T5">t1,t2,t3,t4,t5,t6</text:span>]<text:span text:style-name="T5">]</text:span></text:p>
                </table:table-cell>
              </table:table-row>
              <table:table-row>
                <table:table-cell table:style-name="Таблица1.A3" office:value-type="string">
                  <text:p text:style-name="P6">Значение функции</text:p>
                </table:table-cell>
                <table:table-cell table:style-name="Таблица1.B3" office:value-type="string">
                  <text:p text:style-name="P5">[[y1,y2,y3,y4,y5,y6],[1,2.5,3,4,3,1]]</text:p>
                </table:table-cell>
              </table:table-row>
            </table:table>
            <text:p text:style-name="Text_20_body"><text:span text:style-name="T1">Примечани</text:span><text:span text:style-name="T3">я</text:span>:</text:p>
            <text:list xml:id="list4848634674567004313" text:style-name="L2">
              <text:list-item>
                <text:p text:style-name="P8"><text:span text:style-name="T2">По умолчанию блок </text:span>формирует <text:span text:style-name="T13">скалярный</text:span> выходной сигнал.</text:p>
              </text:list-item>
              <text:list-item>
                <text:p text:style-name="P8"><text:span text:style-name="T6">Именованные свойства задаются как </text:span><text:span text:style-name="T9">локальные</text:span><text:span text:style-name="T6"> переменные модели (или субмодели) во вкладке </text:span><text:span text:style-name="T9">Параметры</text:span><text:span text:style-name="T6"> или как глобальные сигналы проекта при помощи пункта главного меню </text:span><text:span text:style-name="T9">Графика</text:span><text:span text:style-name="T6"> </text:span><text:span text:style-name="T7">→</text:span><text:span text:style-name="T8"> </text:span><text:span text:style-name="T10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усочно-линейная</dc:title>
    <dc:date>2012-01-30T08:23:37.79</dc:date>
    <meta:generator>OpenOffice_Beta/4.1.0$Win32 OpenOffice.org_project/410m14$Build-9760</meta:generator>
    <meta:editing-duration>PT2H13M52S</meta:editing-duration>
    <meta:editing-cycles>51</meta:editing-cycles>
    <meta:document-statistic meta:table-count="2" meta:image-count="2" meta:object-count="0" meta:page-count="2" meta:paragraph-count="43" meta:word-count="143" meta:character-count="1179"/>
    <meta:user-defined meta:name="Поле 1"/>
    <meta:user-defined meta:name="Поле 2"/>
    <meta:user-defined meta:name="Поле 3"/>
    <meta:user-defined meta:name="Поле 4"/>
  </office:meta>
</office:document-meta>
</file>